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use Price Prediction using Linear Regression </text:h>
      <text:h text:style-name="Heading_20_2" text:outline-level="2">About the Project</text:h>
      <text:p text:style-name="Text_20_body"><text:span text:style-name="T2">In this project, I built a </text:span><text:span text:style-name="Strong_20_Emphasis"><text:span text:style-name="T2">predictive model</text:span></text:span><text:span text:style-name="T2"> to estimate house prices using historical housing data. The goal was to explore the dataset, identify key factors affecting prices, and create a reliable regression model to make accurate predictions. This project also involved comparing multiple regression techniques to improve model performance and generalization.</text:span></text:p>
      <text:h text:style-name="Heading_20_2" text:outline-level="2">Objectives</text:h>
      <text:list xml:id="list4134906976" text:style-name="L1">
        <text:list-item>
          <text:p text:style-name="P5">Explore and clean the housing dataset </text:p>
        </text:list-item>
        <text:list-item>
          <text:p text:style-name="P1"><text:span text:style-name="T2">Build and evaluate </text:span><text:span text:style-name="Strong_20_Emphasis"><text:span text:style-name="T2">Linear Regression</text:span></text:span><text:span text:style-name="T2"> models</text:span></text:p>
        </text:list-item>
        <text:list-item>
          <text:p text:style-name="P1"><text:span text:style-name="T2">Compare with </text:span><text:span text:style-name="Strong_20_Emphasis"><text:span text:style-name="T2">Ridge and Lasso Regression</text:span></text:span><text:span text:style-name="T2"> to improve generalization</text:span></text:p>
        </text:list-item>
        <text:list-item>
          <text:p text:style-name="P5">Visualize predictions and residuals to assess model performance</text:p>
        </text:list-item>
      </text:list>
      <text:h text:style-name="Heading_20_2" text:outline-level="2">Tools &amp; Libraries</text:h>
      <text:list xml:id="list893221721" text:style-name="L2">
        <text:list-item>
          <text:p text:style-name="P2"><text:span text:style-name="Strong_20_Emphasis"><text:span text:style-name="T2">Python</text:span></text:span></text:p>
        </text:list-item>
        <text:list-item>
          <text:p text:style-name="P2"><text:span text:style-name="Strong_20_Emphasis"><text:span text:style-name="T2">Pandas</text:span></text:span><text:span text:style-name="T2"> and </text:span><text:span text:style-name="Strong_20_Emphasis"><text:span text:style-name="T2">NumPy</text:span></text:span><text:span text:style-name="T2"> for data manipulation</text:span></text:p>
        </text:list-item>
        <text:list-item>
          <text:p text:style-name="P2"><text:span text:style-name="Strong_20_Emphasis"><text:span text:style-name="T2">Scikit-Learn</text:span></text:span><text:span text:style-name="T2"> for regression modeling</text:span></text:p>
        </text:list-item>
        <text:list-item>
          <text:p text:style-name="P2"><text:span text:style-name="Strong_20_Emphasis"><text:span text:style-name="T2">Matplotlib</text:span></text:span><text:span text:style-name="T2"> and </text:span><text:span text:style-name="Strong_20_Emphasis"><text:span text:style-name="T2">Seaborn</text:span></text:span><text:span text:style-name="T2"> for visualization</text:span></text:p>
        </text:list-item>
        <text:list-item>
          <text:p text:style-name="P2"><text:span text:style-name="Strong_20_Emphasis"><text:span text:style-name="T2">Google Colab</text:span></text:span><text:span text:style-name="T2"> as the coding environment</text:span></text:p>
        </text:list-item>
      </text:list>
      <text:h text:style-name="Heading_20_2" text:outline-level="2">Steps Performed</text:h>
      <text:list xml:id="list599976540" text:style-name="L3">
        <text:list-item>
          <text:p text:style-name="P3"><text:span text:style-name="Strong_20_Emphasis">Data Collection &amp; Exploration</text:span> – Examined dataset structure, summary statistics, and missing values.</text:p>
        </text:list-item>
        <text:list-item>
          <text:p text:style-name="P3"><text:span text:style-name="Strong_20_Emphasis">Data Cleaning &amp; Preprocessing</text:span> – Handled missing data, encoded categorical variables, and performed feature scaling.</text:p>
        </text:list-item>
        <text:list-item>
          <text:p text:style-name="P3"><text:span text:style-name="Strong_20_Emphasis">Model Building</text:span> – Implemented Linear Regression, Ridge, and Lasso models.</text:p>
        </text:list-item>
        <text:list-item>
          <text:p text:style-name="P3"><text:span text:style-name="Strong_20_Emphasis">Evaluation</text:span> – Measured performance using <text:span text:style-name="Strong_20_Emphasis">MSE, RMSE, MAE, and R²</text:span>.</text:p>
        </text:list-item>
        <text:list-item>
          <text:p text:style-name="P3"><text:span text:style-name="Strong_20_Emphasis">Visualization</text:span> – Plotted Actual vs Predicted values and residuals to assess model accuracy.</text:p>
        </text:list-item>
      </text:list>
      <text:h text:style-name="Heading_20_2" text:outline-level="2">Key Learnings</text:h>
      <text:list xml:id="list1383406342" text:style-name="L4">
        <text:list-item>
          <text:p text:style-name="P4"><text:span text:style-name="T2">Developed hands-on experience in </text:span><text:span text:style-name="Strong_20_Emphasis"><text:span text:style-name="T2">data preprocessing and pipeline building</text:span></text:span></text:p>
        </text:list-item>
        <text:list-item>
          <text:p text:style-name="P4"><text:span text:style-name="T2">Learned to </text:span><text:span text:style-name="Strong_20_Emphasis"><text:span text:style-name="T2">evaluate regression models</text:span></text:span><text:span text:style-name="T2"> and interpret results</text:span></text:p>
        </text:list-item>
        <text:list-item>
          <text:p text:style-name="P4"><text:soft-page-break/><text:span text:style-name="T2">Understood </text:span><text:span text:style-name="Strong_20_Emphasis"><text:span text:style-name="T2">regularization techniques</text:span></text:span><text:span text:style-name="T2"> (Ridge/Lasso) to improve model performance</text:span></text:p>
        </text:list-item>
        <text:list-item>
          <text:p text:style-name="P4"><text:span text:style-name="T2">Gained practical skills in </text:span><text:span text:style-name="Strong_20_Emphasis"><text:span text:style-name="T2">data visualization and insight extraction</text:span></text:span></text:p>
        </text:list-item>
      </text:list>
      <text:h text:style-name="Heading_20_2" text:outline-level="2">Outcome</text:h>
      <text:p text:style-name="Text_20_body">The model achieved an <text:span text:style-name="Strong_20_Emphasis">R² score of ~0.65</text:span> on the test dataset, providing a baseline for predicting house prices and understanding the impact of different features on property valua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9T17:39:23.395000000</meta:creation-date>
    <dc:date>2025-10-09T17:41:04.341000000</dc:date>
    <meta:editing-duration>PT1M41S</meta:editing-duration>
    <meta:editing-cycles>1</meta:editing-cycles>
    <meta:document-statistic meta:table-count="0" meta:image-count="0" meta:object-count="0" meta:page-count="2" meta:paragraph-count="27" meta:word-count="261" meta:character-count="1778" meta:non-whitespace-character-count="1558"/>
    <meta:generator>Neat_Office/6.2.8.2$Windows_x86 LibreOffice_project/</meta:generator>
  </office:meta>
</office:document-meta>
</file>